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8DF207483BE3D66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67cm, 10.863cm, 33.162cm, 12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99cm" svg:height="11.747cm" svg:x="0.201cm" svg:y="0.2cm">
          <draw:image xlink:href="Pictures/1000000000000BD000000FC08DF207483BE3D6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8:23:14.441863354</dc:date>
    <meta:editing-duration>PT2M4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